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1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3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4" style:family="paragraph" style:parent-style-name="Text_20_body" style:list-style-name="L1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5" style:family="paragraph" style:parent-style-name="Text_20_body" style:list-style-name="L1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6" style:family="paragraph" style:parent-style-name="Text_20_body" style:list-style-name="L1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7" style:family="paragraph" style:parent-style-name="Text_20_body" style:list-style-name="L1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8" style:family="paragraph" style:parent-style-name="Text_20_body" style:list-style-name="L1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9" style:family="paragraph" style:parent-style-name="Text_20_body" style:list-style-name="L1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0" style:family="paragraph" style:parent-style-name="Text_20_body" style:list-style-name="L1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25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6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7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8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9" style:family="paragraph" style:parent-style-name="Text_20_body" style:list-style-name="L7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0" style:family="paragraph" style:parent-style-name="Text_20_body" style:list-style-name="L9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1" style:family="paragraph" style:parent-style-name="Text_20_body" style:list-style-name="L10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2" style:family="paragraph" style:parent-style-name="Text_20_body" style:list-style-name="L1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3" style:family="paragraph" style:parent-style-name="Text_20_body" style:list-style-name="L1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4" style:family="paragraph" style:parent-style-name="Text_20_body" style:list-style-name="L1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5" style:family="paragraph" style:parent-style-name="Text_20_body" style:list-style-name="L1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6" style:family="paragraph" style:parent-style-name="Text_20_body" style:list-style-name="L1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7" style:family="paragraph" style:parent-style-name="Text_20_body" style:list-style-name="L1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8" style:family="paragraph" style:parent-style-name="Text_20_body" style:list-style-name="L17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fo:letter-spacing="normal" fo:font-weight="normal"/>
    </style:style>
    <style:style style:name="T2" style:family="text">
      <style:text-properties style:font-name="Arial" fo:font-size="12pt" fo:letter-spacing="normal" fo:font-weight="normal" style:font-size-asian="12pt" style:font-size-complex="12pt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1158">
        <text:p text:style-name="P3"><text:span text:style-name="Strong_20_Emphasis"><text:span text:style-name="T2">What area is IDS part of?</text:span></text:span></text:p>
        <text:list xml:id="list5491053584176959248" text:style-name="L1">
          <text:list-header>
            <text:p text:style-name="P23"><text:span text:style-name="T1"/></text:p>
          </text:list-header>
        </text:list>
        <text:list xml:id="list5323513477718901342" text:style-name="L2">
          <text:list-item>
            <text:p text:style-name="P5">Cloud workload protection platforms (CWPP)<text:tab/><text:tab/><text:span text:style-name="T3">rigth</text:span></text:p>
          </text:list-item>
          <text:list-item>
            <text:p text:style-name="P21">A type of SIEM</text:p>
          </text:list-item>
          <text:list-item>
            <text:p text:style-name="P5">White-hat approach</text:p>
          </text:list-item>
          <text:list-item>
            <text:p text:style-name="P5">Type of memory</text:p>
          </text:list-item>
          <text:list-item>
            <text:p text:style-name="P5"/>
          </text:list-item>
        </text:list>
      </text:section>
      <text:section text:style-name="Sect1" text:name="1159">
        <text:p text:style-name="P2">2)</text:p>
        <text:p text:style-name="P3"><text:span text:style-name="Strong_20_Emphasis"><text:span text:style-name="T2">Identifying suspicious patterns in information can be part of trend analysis.</text:span></text:span></text:p>
        <text:p text:style-name="P3"><text:span text:style-name="Strong_20_Emphasis"><text:span text:style-name="T2"/></text:span></text:p>
        <text:list xml:id="list4130773085356864277" text:style-name="L3">
          <text:list-item>
            <text:p text:style-name="P6">False</text:p>
          </text:list-item>
          <text:list-item>
            <text:p text:style-name="P6">True<text:tab/><text:tab/><text:tab/><text:tab/><text:tab/><text:span text:style-name="T3">rigth</text:span></text:p>
            <text:p text:style-name="P25">Comments: In cybersecurity, trend analysis is the principle of gathering information and attempting to identify a trend, attack vector or suspicious pattern in information.</text:p>
          </text:list-item>
        </text:list>
        <text:p text:style-name="P24">Score: 4.00</text:p>
      </text:section>
      <text:section text:style-name="Sect1" text:name="1161">
        <text:p text:style-name="P2">3)</text:p>
        <text:p text:style-name="P3"><text:span text:style-name="Strong_20_Emphasis"><text:span text:style-name="T2">Which of the following can trigger a security alert?</text:span></text:span><text:span text:style-name="T2"><text:line-break/>You can select more than one answer</text:span></text:p>
        <text:p text:style-name="P3"><text:span text:style-name="T2"/></text:p>
        <text:list xml:id="list6244535172867582165" text:style-name="L4">
          <text:list-item>
            <text:p text:style-name="P7">SIEM<text:tab/><text:tab/><text:tab/><text:tab/><text:tab/><text:span text:style-name="T3">rigth</text:span></text:p>
            <text:p text:style-name="P26"><text:span text:style-name="T4">Comments: An attack triggering a security</text:span> alert originating from the IDS, firewall, and SIEM will count as a security incident.</text:p>
          </text:list-item>
          <text:list-item>
            <text:p text:style-name="P7">SQL Map</text:p>
          </text:list-item>
          <text:list-item>
            <text:p text:style-name="P7">IDS<text:tab/><text:tab/><text:tab/><text:tab/>rigth</text:p>
            <text:p text:style-name="P26">Comments: An attack triggering a security alert originating from the IDS, firewall, and SIEM will count as a security incident.</text:p>
          </text:list-item>
          <text:list-item>
            <text:p text:style-name="P7">Firewall<text:tab/><text:tab/><text:tab/><text:tab/><text:tab/><text:span text:style-name="T3">rigth</text:span></text:p>
            <text:p text:style-name="P26">Comments: An attack triggering a security alert originating from the IDS, firewall, and SIEM will count as a security incident.</text:p>
          </text:list-item>
        </text:list>
        <text:p text:style-name="P24">Score: 4.00</text:p>
      </text:section>
      <text:section text:style-name="Sect1" text:name="1163">
        <text:p text:style-name="P2">4)</text:p>
        <text:p text:style-name="P3"><text:span text:style-name="Strong_20_Emphasis"><text:span text:style-name="T2">Which of the following can automate and augment the human decision-making across a broad set of security domains?</text:span></text:span></text:p>
        <text:p text:style-name="P4">You can select more than one answer</text:p>
        <text:p text:style-name="P4"/>
        <text:list xml:id="list8636639257116497770" text:style-name="L5">
          <text:list-item>
            <text:p text:style-name="P8">Access Control</text:p>
          </text:list-item>
          <text:list-item>
            <text:p text:style-name="P8">Machine learning<text:tab/><text:tab/><text:tab/><text:span text:style-name="T3">rigth</text:span></text:p>
            <text:p text:style-name="P27">Comments: Artificial Intelligence (AI) and machine learning (ML), automate and augment human decision making across a broad set of domains in security and digital business.</text:p>
          </text:list-item>
          <text:list-item>
            <text:p text:style-name="P8"><text:soft-page-break/>Firewall</text:p>
          </text:list-item>
          <text:list-item>
            <text:p text:style-name="P8">Artificial intelligence<text:tab/><text:tab/><text:tab/><text:span text:style-name="T3">rigth</text:span></text:p>
            <text:p text:style-name="P27">Comments: Artificial Intelligence (AI) and machine learning (ML), automate and augment human decision making across a broad set of domains in security and digital business.</text:p>
          </text:list-item>
        </text:list>
        <text:p text:style-name="P24">Score: 4.00</text:p>
      </text:section>
      <text:section text:style-name="Sect1" text:name="1166">
        <text:p text:style-name="P2">5)</text:p>
        <text:p text:style-name="P3"><text:span text:style-name="Strong_20_Emphasis"><text:span text:style-name="T2">In order to have a secure network design, mapping a network is a key aspect.</text:span></text:span></text:p>
        <text:p text:style-name="P3"><text:span text:style-name="Strong_20_Emphasis"><text:span text:style-name="T2"/></text:span></text:p>
        <text:list xml:id="list5629502338153895834" text:style-name="L6">
          <text:list-item>
            <text:p text:style-name="P9">False</text:p>
          </text:list-item>
          <text:list-item>
            <text:p text:style-name="P9">True<text:tab/><text:tab/><text:tab/><text:tab/><text:span text:style-name="T3">rigth</text:span></text:p>
            <text:p text:style-name="P28">Comments: Defining all the components and devices in a network system promotes secure network design.</text:p>
          </text:list-item>
        </text:list>
        <text:p text:style-name="P24">Score: 4.00</text:p>
      </text:section>
      <text:section text:style-name="Sect1" text:name="1167">
        <text:p text:style-name="P2">6)</text:p>
        <text:p text:style-name="P3"><text:span text:style-name="Strong_20_Emphasis"><text:span text:style-name="T2">Which of the following are examples of areas in a network that are vulnerable to data tampering?</text:span></text:span></text:p>
        <text:p text:style-name="P4">You can select more than one answer</text:p>
        <text:p text:style-name="P22"/>
        <text:list xml:id="list2524532456840313768" text:style-name="L8">
          <text:list-item>
            <text:p text:style-name="P11">Wireshark</text:p>
          </text:list-item>
          <text:list-item>
            <text:p text:style-name="P11">Network-security devices<text:tab/><text:tab/><text:tab/><text:tab/><text:tab/><text:tab/><text:span text:style-name="T3">rigth</text:span></text:p>
          </text:list-item>
          <text:list-item>
            <text:p text:style-name="P11">Communication over unencrypted channels<text:tab/><text:tab/><text:tab/><text:span text:style-name="T3">rigth</text:span></text:p>
          </text:list-item>
          <text:list-item>
            <text:p text:style-name="P11">Devices that are connected to your network<text:tab/><text:tab/><text:tab/><text:span text:style-name="T3">rigth</text:span></text:p>
          </text:list-item>
        </text:list>
      </text:section>
      <text:section text:style-name="Sect1" text:name="1168">
        <text:p text:style-name="P2">7)</text:p>
        <text:p text:style-name="P3"><text:span text:style-name="Strong_20_Emphasis"><text:span text:style-name="T2">Which of the following is an example of a language that can be queried against data?</text:span></text:span></text:p>
        <text:p text:style-name="P3"><text:span text:style-name="Strong_20_Emphasis"><text:span text:style-name="T2"/></text:span></text:p>
        <text:list xml:id="list3727578978291547333" text:style-name="L9">
          <text:list-item>
            <text:p text:style-name="P12">Ubuntu</text:p>
          </text:list-item>
          <text:list-item>
            <text:p text:style-name="P12">Python</text:p>
          </text:list-item>
          <text:list-item>
            <text:p text:style-name="P12">Linux</text:p>
          </text:list-item>
          <text:list-item>
            <text:p text:style-name="P12">SQL<text:tab/><text:tab/><text:tab/><text:tab/><text:tab/><text:span text:style-name="T3">rigth</text:span></text:p>
            <text:p text:style-name="P30">Comments: Arbitrary queries against data, such as SQL queries, can lead to injection attacks such as SQL injection.</text:p>
          </text:list-item>
        </text:list>
        <text:p text:style-name="P24">Score: 4.00</text:p>
      </text:section>
      <text:section text:style-name="Sect1" text:name="1169">
        <text:p text:style-name="P2">8)</text:p>
        <text:p text:style-name="P3"><text:span text:style-name="Strong_20_Emphasis"><text:span text:style-name="T2">Maintaining data records can help you _________ security attacks.</text:span></text:span></text:p>
        <text:p text:style-name="P3"><text:span text:style-name="Strong_20_Emphasis"><text:span text:style-name="T2"/></text:span></text:p>
        <text:list xml:id="list2471413097842480116" text:style-name="L10">
          <text:list-item>
            <text:p text:style-name="P13">Investigate<text:tab/><text:tab/><text:tab/><text:tab/><text:span text:style-name="T3">rigth</text:span></text:p>
            <text:p text:style-name="P31">Comments: Your design should enable the recovery and maintenance of data records you might need to investigate an attack.</text:p>
          </text:list-item>
          <text:list-item>
            <text:p text:style-name="P13">Delete</text:p>
          </text:list-item>
          <text:list-item>
            <text:p text:style-name="P13">Eliminate</text:p>
          </text:list-item>
          <text:list-item>
            <text:p text:style-name="P13"><text:soft-page-break/>Execute</text:p>
          </text:list-item>
        </text:list>
        <text:p text:style-name="P24">Score: 4.00</text:p>
      </text:section>
      <text:section text:style-name="Sect1" text:name="1170">
        <text:p text:style-name="P2">9)</text:p>
        <text:p text:style-name="P3"><text:span text:style-name="Strong_20_Emphasis"><text:span text:style-name="T2">Limiting communication flows between different network segments can help reduce the chance of __________ to spread itself.</text:span></text:span></text:p>
        <text:p text:style-name="P3"><text:span text:style-name="Strong_20_Emphasis"><text:span text:style-name="T2"/></text:span></text:p>
        <text:list xml:id="list8396836766102369668" text:style-name="L11">
          <text:list-item>
            <text:p text:style-name="P14">SQL injections</text:p>
          </text:list-item>
          <text:list-item>
            <text:p text:style-name="P14">Firewalls</text:p>
          </text:list-item>
          <text:list-item>
            <text:p text:style-name="P14">Cross site scripting</text:p>
          </text:list-item>
          <text:list-item>
            <text:p text:style-name="P14">Malware<text:tab/><text:tab/><text:tab/><text:tab/><text:span text:style-name="T3">rigth</text:span></text:p>
            <text:p text:style-name="P32">Comments: Limiting communication between different segments can prevent malware from duplicating itself and spreading throughout a network.</text:p>
          </text:list-item>
        </text:list>
        <text:p text:style-name="P24">Score: 4.00</text:p>
      </text:section>
      <text:section text:style-name="Sect1" text:name="1171">
        <text:p text:style-name="P2">10)</text:p>
        <text:p text:style-name="P3"><text:span text:style-name="Strong_20_Emphasis"><text:span text:style-name="T2">Which of the following can simplify security analysis?</text:span></text:span></text:p>
        <text:p text:style-name="P3"><text:span text:style-name="Strong_20_Emphasis"><text:span text:style-name="T2"/></text:span></text:p>
        <text:list xml:id="list7263454479754391797" text:style-name="L12">
          <text:list-item>
            <text:p text:style-name="P15">Clear and defined communication between network components<text:tab/><text:tab/><text:tab/><text:span text:style-name="T3">rigth</text:span></text:p>
            <text:p text:style-name="P33">Comments: A well-designed network, with clear and defined communication between components, can simplify security analysis involving different components and enable you to identify any anomalies in and to your network.</text:p>
          </text:list-item>
          <text:list-item>
            <text:p text:style-name="P15">More frequent security awareness lectures</text:p>
          </text:list-item>
        </text:list>
        <text:p text:style-name="P24">Score: 4.00</text:p>
      </text:section>
      <text:section text:style-name="Sect1" text:name="1172">
        <text:p text:style-name="P2">11)</text:p>
        <text:p text:style-name="P3"><text:span text:style-name="Strong_20_Emphasis"><text:span text:style-name="T2">Which of the following are examples of attacks that can insert arbitrary code into web applications?</text:span></text:span></text:p>
        <text:p text:style-name="P4">You can select more than one answer</text:p>
        <text:p text:style-name="P4"/>
        <text:list xml:id="list7214148969135594775" text:style-name="L13">
          <text:list-item>
            <text:p text:style-name="P16">SQL injection<text:tab/><text:tab/><text:tab/><text:tab/><text:span text:style-name="T3">rigth</text:span></text:p>
            <text:p text:style-name="P34">Comments: Cross-site scripting and SQL injection are examples of attacks that insert/inject code to web applications to perform malicious actions.</text:p>
          </text:list-item>
          <text:list-item>
            <text:p text:style-name="P16">Phishing</text:p>
          </text:list-item>
          <text:list-item>
            <text:p text:style-name="P16">Nmap</text:p>
          </text:list-item>
          <text:list-item>
            <text:p text:style-name="P16">Cross-site scripting<text:tab/><text:tab/><text:tab/><text:tab/><text:span text:style-name="T3">rigth</text:span></text:p>
            <text:p text:style-name="P34">Comments: Cross-site scripting and SQL injection are examples of attacks that insert/inject code to web applications to perform malicious actions.</text:p>
          </text:list-item>
        </text:list>
        <text:p text:style-name="P24">Score: 4.00</text:p>
      </text:section>
      <text:section text:style-name="Sect1" text:name="1173">
        <text:p text:style-name="P2">12)</text:p>
        <text:p text:style-name="P3"><text:span text:style-name="Strong_20_Emphasis"><text:span text:style-name="T2">Network components that try to communicate/miscommunicate in ways not predicted by your security design can be an indication of a compromise.</text:span></text:span></text:p>
        <text:list xml:id="list1077096054664956749" text:style-name="L14">
          <text:list-item>
            <text:p text:style-name="P17"><text:soft-page-break/>False</text:p>
          </text:list-item>
          <text:list-item>
            <text:p text:style-name="P17">True<text:tab/><text:tab/><text:tab/><text:span text:style-name="T3">rigth</text:span></text:p>
            <text:p text:style-name="P35">Comments: A well-designed network, with a clear and defined communication between components, enables you to identify any anomalies in your network.</text:p>
          </text:list-item>
        </text:list>
        <text:p text:style-name="P24">Score: 4.00</text:p>
      </text:section>
      <text:section text:style-name="Sect1" text:name="1174">
        <text:p text:style-name="P2">13)</text:p>
        <text:p text:style-name="P3"><text:span text:style-name="Strong_20_Emphasis"><text:span text:style-name="T2">Why is it good practice to give the minimum possible user feedback when a security rule is triggered?</text:span></text:span></text:p>
        <text:p text:style-name="P3"><text:span text:style-name="Strong_20_Emphasis"><text:span text:style-name="T2"/></text:span></text:p>
        <text:list xml:id="list6692849122080010348" text:style-name="L15">
          <text:list-item>
            <text:p text:style-name="P18">It makes it difficult to reconstruct your security logic<text:tab/><text:tab/><text:span text:style-name="T3"><text:tab/>rigth</text:span></text:p>
            <text:p text:style-name="P36">Comments: This makes it more difficult for an attacker to reconstruct your security logic when trying to map out your defenses.</text:p>
          </text:list-item>
          <text:list-item>
            <text:p text:style-name="P18">It reduces security costs</text:p>
          </text:list-item>
          <text:list-item>
            <text:p text:style-name="P18">There’s no need to use SIEM</text:p>
          </text:list-item>
          <text:list-item>
            <text:p text:style-name="P18">You can only use a firewall in that case</text:p>
          </text:list-item>
        </text:list>
        <text:p text:style-name="P24">Score: 4.00</text:p>
      </text:section>
      <text:section text:style-name="Sect1" text:name="1175">
        <text:p text:style-name="P2">14)</text:p>
        <text:p text:style-name="P3"><text:span text:style-name="Strong_20_Emphasis"><text:span text:style-name="T2">Which are some ways you can create different network segments?</text:span></text:span></text:p>
        <text:p text:style-name="P4">You can select more than one answer</text:p>
        <text:p text:style-name="P4"/>
        <text:list xml:id="list1373436293772260924" text:style-name="L16">
          <text:list-item>
            <text:p text:style-name="P19">VLAN<text:tab/><text:tab/><text:tab/><text:tab/><text:span text:style-name="T3">rigth</text:span></text:p>
            <text:p text:style-name="P37">Comments: VLAN and a subnet are two ways of creating network segments.</text:p>
          </text:list-item>
          <text:list-item>
            <text:p text:style-name="P19">VMware</text:p>
          </text:list-item>
          <text:list-item>
            <text:p text:style-name="P19">Windows OS</text:p>
          </text:list-item>
          <text:list-item>
            <text:p text:style-name="P19">Subnet<text:tab/><text:tab/><text:tab/><text:span text:style-name="T3">rigth</text:span></text:p>
            <text:p text:style-name="P37">Comments: VLAN and a subnet are two ways of creating network segments.</text:p>
          </text:list-item>
        </text:list>
        <text:p text:style-name="P24">Score: 4.00</text:p>
      </text:section>
      <text:section text:style-name="Sect1" text:name="1176">
        <text:p text:style-name="P2">15)</text:p>
        <text:p text:style-name="P3"><text:span text:style-name="Strong_20_Emphasis"><text:span text:style-name="T2">Segmenting your network enables you protect sensitive data.</text:span></text:span></text:p>
        <text:p text:style-name="P3"><text:span text:style-name="Strong_20_Emphasis"><text:span text:style-name="T2"/></text:span></text:p>
        <text:list xml:id="list2072916533825300591" text:style-name="L17">
          <text:list-item>
            <text:p text:style-name="P20">True<text:tab/><text:tab/><text:tab/><text:tab/><text:span text:style-name="T3">righ</text:span></text:p>
            <text:p text:style-name="P38">Comments: It enables you to protect sensitive assets that are on different segments in a network.</text:p>
          </text:list-item>
          <text:list-item>
            <text:p text:style-name="P20">False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0.979cm" fo:margin-right="1.26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6S</meta:editing-duration>
    <meta:editing-cycles>3</meta:editing-cycles>
    <meta:generator>OpenOffice/4.1.14$Win32 OpenOffice.org_project/4114m1$Build-9811</meta:generator>
    <dc:date>2023-11-22T11:01:10.97</dc:date>
    <meta:document-statistic meta:table-count="0" meta:image-count="0" meta:object-count="0" meta:page-count="4" meta:paragraph-count="114" meta:word-count="832" meta:character-count="4969"/>
    <dc:creator>kaos sevdalisi</dc:creator>
    <meta:user-defined meta:name="Info 1"/>
    <meta:user-defined meta:name="Info 2"/>
    <meta:user-defined meta:name="Info 3"/>
    <meta:user-defined meta:name="Info 4"/>
  </office:meta>
</office:document-meta>
</file>